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6pt solid #000000" style:join-border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db.getCollection('movies').find({})</text:p>
      <text:p text:style-name="Standard"/>
      <text:p text:style-name="Standard">2.db.getCollection('movies').find({"writer":"Quentin Tarantino"})</text:p>
      <text:p text:style-name="Standard"/>
      <text:p text:style-name="Standard">3.db.getCollection('movies').find({"actors":"Brad Pitt"})</text:p>
      <text:p text:style-name="Standard"/>
      <text:p text:style-name="Standard">4.db.getCollection('movies').find({"franchise":"The Hobbit"})</text:p>
      <text:p text:style-name="Standard"/>
      <text:p text:style-name="Standard">5.db.movies.find({year:{$gt:1990,$lt:2000}})</text:p>
      <text:p text:style-name="Standard"/>
      <text:p text:style-name="Standard">6.db.movies.find({$or:[</text:p>
      <text:p text:style-name="Standard">{year:{$lt:2000}},</text:p>
      <text:p text:style-name="Standard">{year:{$gt:2010}}</text:p>
      <text:p text:style-name="Standard">]}</text:p>
      <text:p text:style-name="Standard">)</text:p>
      <text:p text:style-name="P1"/>
      <text:p text:style-name="Standard"/>
      <text:p text:style-name="Standard"/>
      <text:p text:style-name="Standard">1.db.movies.updateMany(</text:p>
      <text:p text:style-name="Standard">{"title":"The Hobbit: An Unexpected Journey"},</text:p>
      <text:p text:style-name="Standard">{$set:{"synopsis":</text:p>
      <text:p text:style-name="Standard"><text:s text:c="4"/>"A reluctant hobbit, Bilbo Baggins, sets out to the Lonely Mountain with a spirited group of dwarves to reclaim their mountain home - and the gold within it - from the dragon Smaug."}})</text:p>
      <text:p text:style-name="Standard"/>
      <text:p text:style-name="Standard">2.db.movies.updateMany(</text:p>
      <text:p text:style-name="Standard">{"title":"The Hobbit: The Desolation of Smaug"},</text:p>
      <text:p text:style-name="Standard">{$set:{"synopsis":</text:p>
      <text:p text:style-name="Standard"><text:s text:c="4"/>"The dwarves, along with Bilbo Baggins and Gandalf the Grey, continue their quest to reclaim Erebor, their homeland, from Smaug. Bilbo Baggins is in possession of a mysterious and magical ring."}})</text:p>
      <text:p text:style-name="Standard"/>
      <text:p text:style-name="Standard">3.db.movies.updateMany(</text:p>
      <text:p text:style-name="Standard">{"title":"Pulp Fiction"},</text:p>
      <text:p text:style-name="Standard">{$push:{"actors":</text:p>
      <text:p text:style-name="Standard"><text:s text:c="4"/>"Samuel L. Jackson"}})</text:p>
      <text:p text:style-name="P1"/>
      <text:p text:style-name="Standard"/>
      <text:p text:style-name="Standard"/>
      <text:p text:style-name="Standard">1.db.getCollection('movies').find({"synopsis":/Bilbo/})</text:p>
      <text:p text:style-name="Standard"/>
      <text:p text:style-name="Standard">2.db.getCollection('movies').find({"synopsis":/Gandalf/})</text:p>
      <text:p text:style-name="Standard"/>
      <text:p text:style-name="Standard">3.db.getCollection('movies').find({$and:[{"synopsis":{$not:/Gandalf/}},{"synopsis":/Bilbo/}]})</text:p>
      <text:p text:style-name="P1"/>
      <text:p text:style-name="Standard"/>
      <text:p text:style-name="Standard">1.db.movies.createIndex( { synopsis: "text" } )</text:p>
      <text:p text:style-name="Standard">db.movies.find( { $text: { $search: "Bilbo"} } )</text:p>
      <text:p text:style-name="Standard"/>
      <text:p text:style-name="Standard">2.db.movies.createIndex( { synopsis: "text" } )</text:p>
      <text:p text:style-name="Standard">db.movies.find( { $text: { $search: "Gandalf"} } )</text:p>
      <text:p text:style-name="Standard"/>
      <text:p text:style-name="Standard">3.db.movies.find( { $text:{ $search: "Gandalf -Bil"}} )</text:p>
      <text:p text:style-name="Standard"><text:soft-page-break/>4.db.movies.find( { $text:{ $search: "dwarves/hobbit"}} )</text:p>
      <text:p text:style-name="Standard"/>
      <text:p text:style-name="Standard">5.db.movies.find( { $text:{ $search: "gold dragon"}} )</text:p>
      <text:p text:style-name="P1"/>
      <text:p text:style-name="Standard"/>
      <text:p text:style-name="Standard">1.db.movies.remove({"title":"Fight Club"})</text:p>
      <text:p text:style-name="Standard"/>
      <text:p text:style-name="Standard">2.db.movies.remove({"title":"Avatar"})</text:p>
      <text:p text:style-name="Standard"/>
      <text:p text:style-name="Standard"/>
      <text:p text:style-name="Standard"/>
      <text:p text:style-name="Standard"/>
      <text:p text:style-name="Standard"/>
      <text:p text:style-name="Standard">1.db.users.find()</text:p>
      <text:p text:style-name="Standard"/>
      <text:p text:style-name="Standard">2.db.posts.find()</text:p>
      <text:p text:style-name="Standard"/>
      <text:p text:style-name="Standard">3.db.posts.find({username:"GoodGuyGreg"})</text:p>
      <text:p text:style-name="Standard"/>
      <text:p text:style-name="Standard">4.db.posts.find({username:"ScumbagSteve"})</text:p>
      <text:p text:style-name="Standard"/>
      <text:p text:style-name="Standard">5..db.comments.find()</text:p>
      <text:p text:style-name="Standard"/>
      <text:p text:style-name="Standard">6.db.comments.find({username:"GoodGuyGreg"})</text:p>
      <text:p text:style-name="Standard"/>
      <text:p text:style-name="Standard">7.db.comments.find({username:"ScumbagSteve"})</text:p>
      <text:p text:style-name="Standard"/>
      <text:p text:style-name="Standard">8.var c = db.getCollection('posts').findOne({title:"Passes out at party"},{_id:1})</text:p>
      <text:p text:style-name="Standard"><text:s text:c="2"/>db.getCollection('comments').find({post:c._id}) <text:s text:c="3"/></text:p>
      <text:p text:style-name="Standard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0:17:11.995177993</meta:creation-date>
    <dc:date>2018-01-30T10:35:29.025906420</dc:date>
    <meta:editing-duration>PT1M5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44" meta:word-count="169" meta:character-count="1993" meta:non-whitespace-character-count="1845"/>
  </office:meta>
</office:document-meta>
</file>